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he largest asteroid in the asteroid belt</text:h>
      <text:p text:style-name="Text_20_body">What secrets does it hold?<text:line-break/>Can it tell us who kissed Sara<text:line-break/>that night on the veranda, or<text:line-break/>who Joey is really in love with?<text:line-break/>We all know it isn't Sara, we<text:line-break/>mean look at them Christmas eve<text:line-break/>and he's staring whistfully<text:line-break/>at the stars, or the largest<text:line-break/>asteroid in the asteroid belt.<text:line-break/>She's staring at him, sure, but<text:line-break/>she sees the twinkle in his eye<text:line-break/>is not aimed in her direction.<text:line-break/>The reflection of that reflection<text:line-break/>will beam into space, lightyears<text:line-break/>of space, dimming slowly each<text:line-break/>second, until it dies out like<text:line-break/>all of Sara's hopes for something<text:line-break/>resembling love in this life, real<text:line-break/>love that takes hold of her by<text:line-break/>the throat and refuses to let go,<text:line-break/>love that makes men travel for her<text:line-break/>and only for her, love that launches<text:line-break/>space ships to that asteroid, the<text:line-break/>largest in the asteroid belt, that<text:line-break/>jewel of dead rock and ice, harboring<text:line-break/>something that could've been life<text:line-break/>and nothing that actually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largest asteroid in the asteroid belt</dc:title>
  </office:meta>
</office:document-meta>
</file>